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draw:auto-grow-height="true" fo:min-height="17.935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outline1" style:list-style-name="L4">
      <style:graphic-properties fo:min-height="13.609cm"/>
    </style:style>
    <style:style style:name="P1" style:family="paragraph">
      <style:text-properties fo:font-family="Ubuntu" style:font-pitch="variable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Ubuntu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family="Ubuntu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color="#ffffff" fo:font-family="Ubuntu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Ubuntu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Xavier Mouton-Dubosc</text:span></text:p>
            <text:p><text:span text:style-name="T1"/></text:p>
            <text:p><text:span text:style-name="T1">dascritch.com</text:span></text:p>
            <text:p><text:span text:style-name="T1"/></text:p>
            <text:p><text:span text:style-name="T1">dagence.pro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3" draw:text-style-name="P4" draw:layer="layout" svg:width="25.199cm" svg:height="17.935cm" svg:x="1.4cm" svg:y="0.837cm" presentation:class="subtitle">
          <draw:text-box>
            <text:p text:style-name="P3"><text:span text:style-name="T1">En fait</text:span></text:p>
            <text:p text:style-name="P3"><text:span text:style-name="T1"/></text:p>
            <text:p text:style-name="P3"><text:span text:style-name="T1">c'est la crise</text:span></text:p>
            <text:p text:style-name="P3"><text:span text:style-name="T1"/></text:p>
            <text:p text:style-name="P3"><text:span text:style-name="T1">le marché est très d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line-break/>Recherche dév expérimenté</text:p>
          </draw:text-box>
        </draw:frame>
        <draw:frame presentation:style-name="pr5" draw:layer="layout" svg:width="25.199cm" svg:height="13.859cm" svg:x="1.4cm" svg:y="5.714cm" presentation:class="outline" presentation:user-transformed="true">
          <draw:text-box>
            <text:list text:style-name="L2">
              <text:list-item>
                <text:p>AJAX 10 ans minimum</text:p>
              </text:list-item>
              <text:list-item>
                <text:p>Expert sécurité</text:p>
              </text:list-item>
              <text:list-item>
                <text:p>Orienté performance</text:p>
              </text:list-item>
              <text:list-item>
                <text:p>Pratiques accessibilités</text:p>
              </text:list-item>
              <text:list-item>
                <text:p>Spécialiste iPad</text:p>
              </text:list-item>
              <text:list-item>
                <text:p>HTML6</text:p>
              </text:list-item>
              <text:list-item>
                <text:p>Connaît le kung-f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Bref.</text:span></text:p>
          </draw:text-box>
        </draw:frame>
        <draw:custom-shape draw:style-name="gr2" draw:text-style-name="P6" draw:layer="layout" svg:width="28cm" svg:height="21cm" svg:x="0cm" svg:y="0cm">
          <text:p text:style-name="P5"><text:span text:style-name="T2">Bref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ttention,</text:span></text:p>
            <text:p><text:span text:style-name="T1"/></text:p>
            <text:p><text:span text:style-name="T1">le test comm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1" draw:text-style-name="P1" draw:layer="layout" svg:width="15.399cm" svg:height="17.935cm" svg:x="11.2cm" svg:y="0.837cm" presentation:class="subtitle" presentation:user-transformed="true">
          <draw:text-box>
            <text:p text:style-name="P7"><text:span text:style-name="T3">Q</text:span><text:span text:style-name="T1">uestionnaire</text:span></text:p>
            <text:p text:style-name="P7"><text:span text:style-name="T1"/></text:p>
            <text:p text:style-name="P7"><text:span text:style-name="T3">C</text:span><text:span text:style-name="T1">hoix</text:span></text:p>
            <text:p text:style-name="P7"><text:span text:style-name="T1"/></text:p>
            <text:p text:style-name="P7"><text:span text:style-name="T3">M</text:span><text:span text:style-name="T1">ultiples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line-break/>Pour trouver un questionnai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<text:s text:c="2"/>Altavista</text:p>
              </text:list-item>
              <text:list-item>
                <text:p><text:s text:c="2"/>Lycos</text:p>
              </text:list-item>
              <text:list-item>
                <text:p><text:s text:c="2"/>Yahoo</text:p>
              </text:list-item>
              <text:list-item>
                <text:p><text:s text:c="2"/>W3Sch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line-break/>Connaissez-vous le langage ?</text:p>
          </draw:text-box>
        </draw:frame>
        <draw:frame presentation:style-name="pr5" draw:layer="layout" svg:width="25.199cm" svg:height="13.859cm" svg:x="1.4cm" svg:y="4.914cm" presentation:class="outline">
          <draw:text-box>
            <text:p/>
            <text:list text:style-name="L4">
              <text:list-item>
                <text:p><text:s text:c="2"/>par cœur</text:p>
              </text:list-item>
              <text:list-item>
                <text:p><text:s text:c="2"/>par cœur</text:p>
              </text:list-item>
              <text:list-item>
                <text:p><text:s text:c="2"/>par cœur</text:p>
              </text:list-item>
              <text:list-item>
                <text:p><text:s text:c="2"/>seuls les glandeurs vont sur les foru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line-break/>Pour centrer une image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 text:c="2"/></text:p>
            <text:list text:style-name="L4">
              <text:list-item>
                <text:p><text:s text:c="2"/>&lt;marquee&gt;</text:p>
              </text:list-item>
              <text:list-item>
                <text:p><text:s text:c="2"/>&amp;nbsp;</text:p>
              </text:list-item>
              <text:list-item>
                <text:p><text:s text:c="2"/>&lt;table&gt;</text:p>
              </text:list-item>
              <text:list-item>
                <text:p><text:s text:c="2"/>&lt;center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line-break/>� est le symbole de monnaie pour 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/>
            <text:list text:style-name="L4">
              <text:list-item>
                <text:p><text:s text:c="2"/>Franc Francais</text:p>
              </text:list-item>
              <text:list-item>
                <text:p><text:s text:c="2"/>Peseta Espagnol</text:p>
              </text:list-item>
              <text:list-item>
                <text:p><text:s text:c="2"/>Livre Britannique</text:p>
              </text:list-item>
              <text:list-item>
                <text:p><text:s text:c="2"/>Mark Ouest-Alle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line-break/>Pour imprimer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 text:c="2"/></text:p>
            <text:list text:style-name="L4">
              <text:list-item>
                <text:p><text:s text:c="2"/>Menu Imprimer, fichier</text:p>
              </text:list-item>
              <text:list-item>
                <text:p><text:s text:c="2"/>Menu Fichier, imprimer</text:p>
              </text:list-item>
              <text:list-item>
                <text:p><text:s text:c="2"/>Menu Document, Imprimer</text:p>
              </text:list-item>
              <text:list-item>
                <text:p><text:s text:c="2"/>Appeler Moss, servic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<text:line-break/>Faut-il perdre du temps à sécuriser ?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 text:c="2"/></text:p>
            <text:list text:style-name="L4">
              <text:list-item>
                <text:p><text:s text:c="2"/>Non, les hackers, c'est que dans les films</text:p>
              </text:list-item>
              <text:list-item>
                <text:p><text:s text:c="2"/>Non, le progiciel fait son boulot</text:p>
              </text:list-item>
              <text:list-item>
                <text:p><text:s text:c="2"/>Non, on a des backups sur le même serveur</text:p>
              </text:list-item>
              <text:list-item>
                <text:p><text:s text:c="2"/>Non, on a l'équipe mainten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line-break/>Comment on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/>
            <text:list text:style-name="L4">
              <text:list-item>
                <text:p><text:s text:c="2"/>On écoute les ordres du patron</text:p>
              </text:list-item>
              <text:list-item>
                <text:p><text:s text:c="2"/>On ne pose jamais de questions</text:p>
              </text:list-item>
              <text:list-item>
                <text:p><text:s text:c="2"/>Versionningue ? quoi ?</text:p>
              </text:list-item>
              <text:list-item>
                <text:p><text:s text:c="2"/>On sauve direct sur la pr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line-break/>Vous trouvez notre entreprise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 text:c="2"/></text:p>
            <text:list text:style-name="L4">
              <text:list-item>
                <text:p><text:s text:c="2"/>hyper à la pointe</text:p>
              </text:list-item>
              <text:list-item>
                <text:p><text:s text:c="2"/>top moumoute</text:p>
              </text:list-item>
              <text:list-item>
                <text:p><text:s text:c="2"/>méga géniale</text:p>
              </text:list-item>
              <text:list-item>
                <text:p><text:s text:c="2"/>sur minit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line-break/>Votre travail dans notre entreprise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 text:c="2"/></text:p>
            <text:list text:style-name="L4">
              <text:list-item>
                <text:p><text:s text:c="2"/>Ânonnez sans questions</text:p>
              </text:list-item>
              <text:list-item>
                <text:p><text:s text:c="2"/>Codez comme il y a 10 ans</text:p>
              </text:list-item>
              <text:list-item>
                <text:p><text:s text:c="2"/>On nivelle par le bas</text:p>
              </text:list-item>
              <text:list-item>
                <text:p><text:s text:c="2"/>Le D.I. est à 20 ans de la retra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emain : élaboratoire</text:span></text:p>
            <text:p><text:span text:style-name="T1"/></text:p>
            <text:p><text:span text:style-name="T1">Venez échanger pour changer</text:span></text:p>
            <text:p><text:span text:style-name="T1">les méthodes de recrutement</text:span></text:p>
            <text:p><text:span text:style-name="T1"/></text:p>
            <text:p><text:span text:style-name="T1">patcher ou refaire ?</text:span></text:p>
            <text:p><text:span text:style-name="T1"/></text:p>
            <text:p><text:span text:style-name="T1"/></text:p>
            <text:p><text:span text:style-name="T1">Mon CV : http:// dascritch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3T16:44:48</meta:creation-date>
    <meta:editing-duration>PT7H38S</meta:editing-duration>
    <meta:editing-cycles>44</meta:editing-cycles>
    <dc:date>2012-05-22T19:03:52</dc:date>
    <meta:generator>LibreOffice/3.4$Unix LibreOffice_project/340m1$Build-502</meta:generator>
    <meta:document-statistic meta:object-count="80"/>
  </office:meta>
</office:document-meta>
</file>